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6.35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.332cm"/>
    </style:style>
    <style:style style:name="gr3" style:family="graphic" style:parent-style-name="standard">
      <style:graphic-properties draw:textarea-horizontal-align="justify" draw:textarea-vertical-align="top" draw:auto-grow-height="false" fo:min-height="5.846cm" fo:min-width="4.834cm"/>
    </style:style>
    <style:style style:name="gr4" style:family="graphic" style:parent-style-name="standard">
      <style:graphic-properties draw:textarea-horizontal-align="justify" draw:textarea-vertical-align="top" draw:auto-grow-height="false" fo:min-height="7.37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738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3.30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0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standard">
      <style:graphic-properties draw:fill-color="#fcd3c1" draw:textarea-horizontal-align="justify" draw:textarea-vertical-align="middle" draw:auto-grow-height="false" fo:min-height="4.268cm" fo:min-width="3.564cm"/>
    </style:style>
    <style:style style:name="gr15" style:family="graphic" style:parent-style-name="standard">
      <style:graphic-properties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style:font-name="Couri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fcd3c1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Courier"/>
    </style:style>
    <style:style style:name="T2" style:family="text">
      <style:text-properties style:font-name="Courier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6.604cm" svg:x="3.048cm" svg:y="6.35cm">
          <text:p text:style-name="P1">HM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286cm" svg:height="0.508cm" svg:x="8.38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334cm" svg:height="6.096cm" svg:x="10.668cm" svg:y="6.604cm">
          <text:p text:style-name="P1">PL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7.62cm" svg:x="18.796cm" svg:y="6.604cm">
          <text:p text:style-name="P1">Slave De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0.508cm" svg:x="16.00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3.048cm" svg:height="0.762cm" svg:x="19.812cm" svg:y="8.89cm">
          <text:p text:style-name="P1">Button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0.762cm" svg:x="19.812cm" svg:y="9.906cm">
          <text:p text:style-name="P1">Button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02cm" svg:height="0.762cm" svg:x="19.312cm" svg:y="11.076cm">
          <text:p text:style-name="P3">L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016cm" svg:height="0.762cm" svg:x="21.598cm" svg:y="11.07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9" draw:text-style-name="P6" draw:layer="layout" svg:width="3.81cm" svg:height="1.017cm" svg:x="23.114cm" svg:y="8.89cm">
          <draw:text-box>
            <text:p><text:span text:style-name="T1">%IX100.0</text:span></text:p>
          </draw:text-box>
        </draw:frame>
        <draw:frame draw:style-name="gr9" draw:text-style-name="P7" draw:layer="layout" svg:width="3.81cm" svg:height="1.017cm" svg:x="23.114cm" svg:y="9.852cm">
          <draw:text-box>
            <text:p><text:span text:style-name="T2">%IX100.1</text:span></text:p>
          </draw:text-box>
        </draw:frame>
        <draw:frame draw:style-name="gr9" draw:text-style-name="P6" draw:layer="layout" svg:width="3.81cm" svg:height="1.017cm" svg:x="23.168cm" svg:y="10.976cm">
          <draw:text-box>
            <text:p><text:span text:style-name="T2">%QX100.0</text:span></text:p>
          </draw:text-box>
        </draw:frame>
        <draw:frame draw:style-name="gr10" draw:text-style-name="P7" draw:layer="layout" svg:width="2.286cm" svg:height="1.27cm" svg:x="8.382cm" svg:y="6.858cm">
          <draw:text-box>
            <text:p>HTTP</text:p>
          </draw:text-box>
        </draw:frame>
        <draw:frame draw:style-name="gr11" draw:text-style-name="P7" draw:layer="layout" svg:width="2.794cm" svg:height="2.032cm" svg:x="16.002cm" svg:y="6.404cm">
          <draw:text-box>
            <text:p>Modbus TCP/IP</text:p>
          </draw:text-box>
        </draw:frame>
        <draw:frame draw:style-name="gr12" draw:text-style-name="P8" draw:layer="layout" svg:width="1.778cm" svg:height="0.806cm" svg:x="10.668cm" svg:y="7.928cm">
          <draw:text-box>
            <text:p><text:span text:style-name="T3">eth0</text:span></text:p>
          </draw:text-box>
        </draw:frame>
        <draw:frame draw:style-name="gr12" draw:text-style-name="P8" draw:layer="layout" svg:width="1.778cm" svg:height="0.806cm" svg:x="14.668cm" svg:y="7.928cm">
          <draw:text-box>
            <text:p><text:span text:style-name="T3">eth1</text:span></text:p>
          </draw:text-box>
        </draw:frame>
        <draw:frame draw:style-name="gr13" draw:text-style-name="P9" draw:layer="layout" svg:width="3.302cm" svg:height="1.778cm" svg:x="3.556cm" svg:y="7.62cm">
          <draw:text-box>
            <text:p><text:span text:style-name="T4">OpenPLC Editor</text:span></text:p>
          </draw:text-box>
        </draw:frame>
        <draw:frame draw:style-name="gr13" draw:text-style-name="P9" draw:layer="layout" svg:width="3.302cm" svg:height="1.778cm" svg:x="3.556cm" svg:y="9.652cm">
          <draw:text-box>
            <text:p><text:span text:style-name="T4">Browser</text:span></text:p>
          </draw:text-box>
        </draw:frame>
        <draw:custom-shape draw:style-name="gr14" draw:text-style-name="P10" draw:layer="layout" svg:width="4.064cm" svg:height="4.518cm" svg:x="11.43cm" svg:y="15.294cm">
          <text:p text:style-name="P1">Network</text:p>
          <text:p text:style-name="P1">Monitor</text:p>
          <text:p text:style-name="P1">(netmon)</text:p>
          <text:p text:style-name="P1">Grass Marlin</text:p>
          <draw:enhanced-geometry svg:viewBox="0 0 21600 21600" draw:type="rectangle" draw:enhanced-path="M 0 0 L 21600 0 21600 21600 0 21600 0 0 Z N"/>
        </draw:custom-shape>
        <draw:connector draw:style-name="gr15" draw:text-style-name="P1" xml:id="id2" draw:id="id2" draw:layer="layout" svg:x1="9.525cm" svg:y1="8.636cm" svg:x2="9.525cm" svg:y2="8.636cm" draw:start-shape="id1" draw:start-glue-point="2" draw:end-shape="id1" draw:end-glue-point="2" svg:d="M9525 8636z" svg:viewBox="0 0 1 1">
          <text:p/>
        </draw:connector>
        <draw:connector draw:style-name="gr15" draw:text-style-name="P1" draw:layer="layout" draw:line-skew="1.231cm" svg:x1="9.525cm" svg:y1="8.636cm" svg:x2="12.181cm" svg:y2="15.325cm" draw:start-shape="id2" draw:start-glue-point="0" svg:d="M9525 8636v4826h2656v1863" svg:viewBox="0 0 2657 6690">
          <text:p/>
        </draw:connector>
        <draw:connector draw:style-name="gr15" draw:text-style-name="P1" draw:layer="layout" draw:line-skew="1.494cm" svg:x1="17.272cm" svg:y1="8.636cm" svg:x2="13.858cm" svg:y2="15.299cm" svg:d="M17272 8636v4826h-3414v1837" svg:viewBox="0 0 3415 6664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mall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3:01:07.779825123</meta:creation-date>
    <dc:date>2022-03-21T15:35:36.022170087</dc:date>
    <meta:editing-duration>PT16M54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